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dfsdfdsf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dfsdfsf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M53S</meta:editing-duration>
    <meta:editing-cycles>3</meta:editing-cycles>
    <meta:generator>LibreOfficeDev/5.2.0.0.alpha1$Linux_X86_64 LibreOffice_project/750e39302ee9bc7e2583b8efbca79c25c93d0bff</meta:generator>
    <dc:date>2016-05-15T09:44:52.275798954</dc:date>
    <meta:document-statistic meta:object-count="27"/>
  </office:meta>
</office:document-meta>
</file>